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list-style-name="L1">
      <style:paragraph-properties fo:text-align="justify" style:justify-single-word="false"/>
      <style:text-properties style:font-name="Arial"/>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Arial" fo:font-size="10pt" style:font-size-asian="10pt" style:font-size-complex="10pt"/>
    </style:style>
    <style:style style:name="P8" style:family="paragraph" style:parent-style-name="Standard">
      <style:paragraph-properties fo:text-align="justify" style:justify-single-word="false"/>
      <style:text-properties style:font-name="Arial" fo:font-size="13pt" fo:font-weight="bold" style:font-size-asian="13pt" style:font-weight-asian="bold" style:font-size-complex="13pt" style:font-weight-complex="bold"/>
    </style:style>
    <style:style style:name="P9"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Standard"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style:font-name="Arial"/>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Standard">
      <style:paragraph-properties fo:text-align="justify" style:justify-single-word="false"/>
      <style:text-properties style:font-name="Times New Roman" fo:language="fr" fo:country="FR"/>
    </style:style>
    <style:style style:name="T1" style:family="text">
      <style:text-properties style:text-position="super 58%"/>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niversité Sétif 1 <text:s text:c="92"/>2<text:span text:style-name="T1">-ème</text:span> année Inforamtique</text:p>
      <text:p text:style-name="P12">Faculté des Sciences <text:s text:c="67"/>Module Architecture des Ordinateurs</text:p>
      <text:p text:style-name="P13">Département d'informatique <text:s text:c="71"/>Enseignant Kara Abdelaziz</text:p>
      <text:p text:style-name="P2"/>
      <text:p text:style-name="P5"/>
      <text:p text:style-name="P6"/>
      <text:p text:style-name="P5"><text:span text:style-name="T2">Mini-Projet</text:span> </text:p>
      <text:p text:style-name="P7">(pour les groupes : A3 ,A4 ,A5 ,B1 ,B2 ,B3)</text:p>
      <text:p text:style-name="P2"/>
      <text:p text:style-name="P2"/>
      <text:p text:style-name="P3"><text:tab/>Le mini-projet consiste à réaliser une architecture 8 bits minimalistes qui contient tous les composants de base nécessaires pour la conception d'une architecture hardware complète programmable avec son propre langage machine. L'architecture en question est celle présentée sur le site web ou la chaine Youtube de l'académicien nommé Ben Eater (vous pouvez le trouver en cherchant sur google). L'architecture réalisée par Ben Eater est inspirée de l'architecture SAP-1 (Simple As Possible 1) du livre Digital Computer Electronic d'Albert Paul Malvino. Sur la chaine Youtube, l'architecture et sa construction sont expliquées a travers une playlist de 41 vidéos qui détaillent pas à pas les différentes étapes de construction en commençant par la construction des modules de l'architecture d'une façon isolé et indépendante de l'architecture globale, ensuite <text:s/>de faire l'assemblage de ces modules et former une architecture globale et complète, ensuite à la fin de faire de la programmation sur celle-ci en écrivant des programmes basiques pour tester l'architecture et son langage machine. Pour la réalisation de ce mini-projet vous aurez à choisir entre deux choix : le premier est de réaliser toute l'architecture sur le simulateur logique Logisim. Ou le deuxième est de faire une réalisation physique électronique complète de l'architecture. </text:p>
      <text:p text:style-name="P3"><text:tab/></text:p>
      <text:p text:style-name="P3"><text:tab/>Les différentes directives et clauses concernant le projet sont relatées sur les quelques points suivants :</text:p>
      <text:p text:style-name="P3"/>
      <text:p text:style-name="P8">Notes et conceils</text:p>
      <text:p text:style-name="P9"/>
      <text:list xml:id="list8171063972452821903" text:style-name="L1">
        <text:list-item>
          <text:p text:style-name="P10">Il faut savoir que l'explication de l'architecture touche 2 aspects de l'électronique, l'électronique analogique et l'électronique numérique. L'électronique numérique représente la majeure partie du projet et vous avez le devoir de bien maîtriser cette partie qui entre dans votre apprentissage. Par contre l'électronique analogique, vous avez déjà le niveau académique de savoir c'est quoi le voltage, l'ampérage, une alimentation, une résistance, un condensateur et leurs fonctionnement. Par contre vous ignorer le fonctionnement d'un transistor en mode switch, le comparateur, et le circuit RC, ainsi que les résistances pull-up et pull-down, dans ce cas vous n'êtes pas obligé de tout comprendre, quoique avec un peu d'effort et de recherche il assez facile de bien suivre et tout comprendre.</text:p>
          <text:p text:style-name="P10"/>
        </text:list-item>
        <text:list-item>
          <text:p text:style-name="P4">Pour la réalisation sur simulateur, il n'est souvent pas question d'implémenter les parties analogiques, il suffit juste de comprendre le fonctionnement et de trouver une méthode pour la faire fonctionner sur le simulateur, par exemple le circuit 555 générateur d'horloge contient plusieurs éléments analogiques que vous pouvez simplement supplanter par une simple horloge dans le simulateur. Alors que pour l'implémentation physique il suffit de répéter le montage comme il est, et essayer au maximum de le comprendre son fonctionnement.</text:p>
          <text:p text:style-name="P4"><text:soft-page-break/></text:p>
        </text:list-item>
        <text:list-item>
          <text:p text:style-name="P4">Le transistor en mode switch dans la <text:bookmark text:name="spans0e0"/>vidéo <text:bookmark text:name="spans0e1"/>3 joue le rôle d'un interrupteur, il est activé ou désactivé (ouvert ou fermé) par un troisième Pin, pour comprendre plus son fonctionnement vous pouvez faire une simulation sur <text:bookmark text:name="spans0e2"/>Logisim, <text:bookmark text:name="spans0e3"/>quoique réelement il <text:bookmark text:name="spans0e4"/>n'est pas <text:bookmark text:name="spans0e5"/>a utiliser ni dans la réalisation en simulation ni dans la réalisation physique <text:bookmark text:name="spans0e6"/>puisque il se trouve à l'<text:bookmark text:name="spans0e8"/>intérieur de la puce 555. </text:p>
          <text:p text:style-name="P4"/>
          <text:p text:style-name="P4"/>
        </text:list-item>
        <text:list-item>
          <text:p text:style-name="P4">Le circuit RC (<text:bookmark text:name="spans0e01"/>pour Résistance Condensateur) que vous allez le trouver sur la vidéo 8 et 31 est un circuit qui permet de générer une impulsion électrique de très bref délai (de quelque milliseconde), ça peut être <text:bookmark text:name="spans0e11"/>bénéfique pour certaines situations. <text:bookmark text:name="spans1e0"/>À noter qu'il n'est pas implémentable sur le simulateur <text:bookmark text:name="spans1e1"/>Logisim. </text:p>
          <text:p text:style-name="P4"/>
        </text:list-item>
        <text:list-item>
          <text:p text:style-name="P4"><text:bookmark text:name="spans0e02"/>Les résistances pull-down et pull-up doivent être implémentés sur le simulateur (vous les trouverez dans le répertoire Wiring) et sur la réalisation physique aussi. Ils sont utilisés tout au long du projet mais ils sont bien décrits dans la vidéo 34. En bref ces résistances sont des résistances directement branchées sur le GND = 0V (pour la pull-down) ou +5V (pour la pull-up), <text:bookmark text:name="spans1e11"/>leurs rôle est de fournir <text:bookmark text:name="spans1e2"/>un 0 logique faible ou <text:bookmark text:name="spans1e3"/>un 1 logique faible. Ils sont souvent <text:bookmark text:name="spans2e0"/>utilisés avec des bus, ou <text:bookmark text:name="spans2e1"/>des fils susceptibles de porter la valeur logique Z (valeur flottante), et c'est justement le cas des bus lorsqu'ils sont libres et pas utilisés. La raison d'utiliser <text:bookmark text:name="spans3e0"/>des 0 et 1 faibles au lieu de Z c'est qu'il y a des composants qui ne supportent pas une valeur flottante en entrée et présentent un comportement imprévisible ou erroné. Dans ce cas la présence d'une résistance pull-down <text:bookmark text:name="spans4e0"/>ou pull-up pousse a superposé la valeur flottante par la valeur logique 0 ou 1 faible, et lorsque sur un <text:bookmark text:name="spans4e1"/>fil la valeur est faible elle ne présente pas de danger de conflit avec une valeur logique normale, car elle laisse place à cette valeur dans le cas <text:bookmark text:name="spans0e03"/>où <text:bookmark text:name="spans0e12"/>ça <text:bookmark text:name="spans0e21"/>devrait y arriver.</text:p>
          <text:p text:style-name="P4"/>
        </text:list-item>
        <text:list-item>
          <text:p text:style-name="P4">Ce projet est relativement complexe et la réalisation sur simulateur demande une utilisation <text:bookmark text:name="spans0e04"/>judicieuse de la modularité, ainsi l'utilisation des <text:bookmark text:name="spans0e13"/>mécanismes de <text:bookmark text:name="spans0e22"/>bibliothèque <text:bookmark text:name="spans0e31"/>permettent de ne pas créer plusieurs fois le même composant en plus de rendre le projet plus organisé et plus facile <text:bookmark text:name="spans0e41"/>a construire. </text:p>
          <text:p text:style-name="P4"/>
        </text:list-item>
        <text:list-item>
          <text:p text:style-name="P4">L'utilisation des composants du simulateur <text:bookmark text:name="spans0e05"/>tel que les Splitter et les <text:bookmark text:name="spans0e14"/>Tunnels (qui se trouvent dans le répertoire Wiring) <text:bookmark text:name="spans0e23"/>permettent de diminuer encore plus la <text:bookmark text:name="spans0e32"/>complexité du projet. La première permet de rassembler <text:bookmark text:name="spans1e01"/>plusieurs fils sur un seul fil (de couleur noire). La deuxième permet de créer une liaison filaire entre deux points distants sans pour autant <text:bookmark text:name="spans2e01"/>dessiner le fil, qui <text:bookmark text:name="spans2e11"/>serait dans le cas contraire une opération fastidieuse. </text:p>
          <text:p text:style-name="P4"/>
        </text:list-item>
        <text:list-item>
          <text:p text:style-name="P4">Il est impératif d'implémenter les circuits combinatoires de l'additionneur, du <text:bookmark text:name="spans0e06"/>multiplexeur et du <text:bookmark text:name="spans0e15"/>décodeur (le <text:bookmark text:name="spans0e24"/>multiplexeur et le <text:bookmark text:name="spans0e33"/>décodeur sont <text:bookmark text:name="spans0e07"/>expliqués dans le livre Digital <text:bookmark text:name="spans0e51"/>Design and Computer Architecture au chapitre <text:bookmark text:name="spans0e61"/>II <text:bookmark text:name="spans0e7"/>section 2.8.1 et 2.8.2 respectivement) <text:bookmark text:name="spans0e81"/>à partir de portes logiques et de ne pas les <text:bookmark text:name="spans0e9"/>utiliser directement <text:bookmark text:name="spans0e10"/>à partir des bibliothèques standard du simulateur. Il est de même pour les registres et les compteurs où il faut utiliser des flipflops. </text:p>
        </text:list-item>
      </text:list>
      <text:p text:style-name="P3"/>
      <text:list xml:id="list20448978" text:continue-numbering="true" text:style-name="L1">
        <text:list-header>
          <text:p text:style-name="P4"/>
        </text:list-header>
        <text:list-item>
          <text:p text:style-name="P4"><text:bookmark text:name="spans0e08"/>Par contre les RAMs et les ROMs <text:bookmark text:name="spans0e16"/>ça <text:bookmark text:name="spans0e25"/>serait préférable d'utiliser ceux <text:bookmark text:name="spans0e34"/>fournies par le simulateur que de les créer <text:bookmark text:name="spans0e42"/>soi-même en raison de leurs <text:bookmark text:name="spans0e52"/>complexités. Les <text:bookmark text:name="spans1e02"/>concepts <text:soft-page-break/>de RAM et ROM sont bien expliqués dans le livre Digital <text:bookmark text:name="spans1e12"/>Design and Computer <text:bookmark text:name="spans1e21"/>Architecture au chapitre <text:bookmark text:name="spans1e31"/>V section 5.5.</text:p>
          <text:p text:style-name="P4"/>
        </text:list-item>
        <text:list-item>
          <text:p text:style-name="P4">Dans le projet et comme expliqué dans la vidéo 31 la ROM est utilisée comme une méthode alternative pour implémenter les circuits combinatoires, cette méthode est basée sur le fait que les entrées dans la table de vérité d'un circuit combinatoire représentent la porte l'adresse dans la ROM et les sorties représentent l'information à la sortie de la ROM, en résumé la table de vérité est l'<text:bookmark text:name="spans0e09"/>adresse/information à l'interieur une ROM. Pour savoir comment utiliser la RAM et la ROM et aussi les <text:bookmark text:name="spans1e03"/>Splitteurs et les <text:bookmark text:name="spans1e13"/>Tunnels, il faut s'appuyer sur la documentation de <text:bookmark text:name="spans1e22"/>Logisim qui se trouve dans le menu Help -&gt; Library <text:bookmark text:name="spans1e32"/>Référence. </text:p>
          <text:p text:style-name="P4"/>
        </text:list-item>
        <text:list-item>
          <text:p text:style-name="P4">Sur la <text:bookmark text:name="spans0e010"/>vidéo 33 l'afficheur est implémenté en utilisant une ROM (ou EEPROM) avec une <text:bookmark text:name="spans0e17"/>deuxième horloge <text:bookmark text:name="spans0e26"/>à fréquence très élevée pour afficher <text:bookmark text:name="spans0e35"/>3 chiffres en même temps. Cette méthode est impossible <text:bookmark text:name="spans1e04"/>a faire avec le simulateur <text:bookmark text:name="spans1e14"/>parce qu'il n'accepte qu'une seule <text:bookmark text:name="spans1e23"/>fréquence d'horloge, de ce fait vous avez <text:bookmark text:name="spans1e33"/>a implémenter la <text:bookmark text:name="spans1e4"/>première méthode suggerer dans la vidéo, c'est d'utiliser 3 ROM différentes, une pour chaque chiffre.</text:p>
          <text:p text:style-name="P4"/>
        </text:list-item>
        <text:list-item>
          <text:p text:style-name="P4">L'implementation de l'unité de contrôle logique sur les <text:bookmark text:name="spans0e011"/>vidéos 36, 37,38 suit une méthode <text:bookmark text:name="spans0e27"/>ad-hoc pour implémenter un circuit <text:bookmark text:name="spans0e36"/>séquentiel, c'est-à-dire que cette méthode n'est pas la <text:bookmark text:name="spans0e43"/>meilleure méthode ni la plus optimale mais elle a l'<text:bookmark text:name="spans0e53"/>avantage d'être facile <text:bookmark text:name="spans0e62"/>a réaliser et a <text:bookmark text:name="spans0e71"/>comprendre. Ce n'est pas obligatoire mais je vous encourage <text:bookmark text:name="spans1e05"/>a utiliser la méthode standard pour la construction d'un circuit séquentiel qui est expliquée dans le livre Digital <text:bookmark text:name="spans1e15"/>Design and Computer <text:bookmark text:name="spans1e24"/>Architecture au chapitre <text:bookmark text:name="spans1e34"/>III <text:bookmark text:name="spans1e41"/>section 3.4. </text:p>
          <text:p text:style-name="P4"/>
        </text:list-item>
        <text:list-item>
          <text:p text:style-name="P4">Pour la réalisation physique, sur la vidéo 32 il est question d'automatiser le chargement des EEPROMs en utilisant une carte électronique appelée <text:bookmark text:name="spans0e012"/>Arduino, ce processus est <text:bookmark text:name="spans0e18"/>supérieur <text:bookmark text:name="spans0e28"/>à votre niveau académique, donc il n'est ni <text:bookmark text:name="spans0e37"/>a suivre ni <text:bookmark text:name="spans0e44"/>a comprendre. Il faut <text:bookmark text:name="spans1e06"/>plutôt suivre la méthode manuelle pour faire le chargement d'une EEPROM. </text:p>
          <text:p text:style-name="P4"/>
        </text:list-item>
        <text:list-item>
          <text:p text:style-name="P4">L'implémentation sur simulateur doit être faite en monôme, et remise en fichier joint online a mon émail : kara.abdelaziz@gmail.com au plus tard le 5 janvier 2018. elle est comptabilisée de 10 points bonus sur la note de TD. Seulement les 5 premiers projets seront acceptés, et la <text:bookmark text:name="spans0e013"/>solution sera mise en ligne <text:bookmark text:name="spans0e19"/>après la <text:bookmark text:name="spans0e29"/>réception de ces 5 projets. La condition qu'un projet soit accepté est que la simulation peut exécuter le dernier programme en vidéo qui est l'affichage des multiples de 3 (sur la vidéo 41), le programme bien sûr doit être sauvegardé sur un fichier image de la RAM.</text:p>
          <text:p text:style-name="P4"/>
        </text:list-item>
        <text:list-item>
          <text:p text:style-name="P4">L'implementation physique peut être faite en <text:bookmark text:name="spans0e014"/>binôme, vous avez un délai pour me faire une présentation jusqu'au dernier jour avant la <text:bookmark text:name="spans0e110"/>première semaine des examens, elle est <text:bookmark text:name="spans0e210"/>comptabilisée de 15 points bonus <text:bookmark text:name="spans0e38"/>chacun sur la note de TD et il <text:bookmark text:name="spans0e45"/>n'y a pas de limite de <text:bookmark text:name="spans0e54"/>nombre de projets comme pour la simulation. La condition d'acceptation est que la plateforme peut <text:bookmark text:name="spans1e07"/>exécuter le dernier programme en vidéo qui est l'affichage des multiples de 3. </text:p>
          <text:p text:style-name="P4"/>
        </text:list-item>
        <text:list-item>
          <text:p text:style-name="P4">Le projet sur simulateur est relativement complexe et il existe plusieurs <text:bookmark text:name="spans0e015"/>façons de l'implémenter, c'est pour cette raison qu'il est pratiquement impossible d'avoir des <text:soft-page-break/>solutions strictement identiques. Le projet est destiné <text:bookmark text:name="spans1e08"/>a être fait individuellement, si <text:bookmark text:name="spans1e16"/>d'après jugement personnel je remarque un degré de similitude entre 2 ou plusieurs projets la note <text:bookmark text:name="spans1e25"/>sera <text:bookmark text:name="spans1e35"/>amputé en rapport avec le degré de similitude de ces projets. </text:p>
          <text:p text:style-name="P4"/>
        </text:list-item>
        <text:list-item>
          <text:p text:style-name="P4">Le projet a une vocation de recherche <text:bookmark text:name="spans0e016"/>académique personnelle, si vous avez fait le tour complet sur une question ou un point qui vous <text:bookmark text:name="spans0e111"/>pose problème, vous pouvez venir me voir et demander <text:bookmark text:name="spans0e211"/>conseil, et <text:bookmark text:name="spans0e39"/>cela est surtout valable pour la partie électronique analogique du projet.</text:p>
        </text:list-item>
      </text:list>
      <text:p text:style-name="P3"/>
      <text:p text:style-name="P3"/>
      <text:p text:style-name="P3"/>
      <text:p text:style-name="P11">Le plus important <text:span text:style-name="T3">وفقكم الل</text:span>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5T17:22:36.96</meta:creation-date>
    <dc:date>2017-11-18T00:26:20.29</dc:date>
    <meta:editing-duration>PT20H26M28S</meta:editing-duration>
    <meta:editing-cycles>5</meta:editing-cycles>
    <meta:generator>OpenOffice/4.1.4$Win32 OpenOffice.org_project/414m5$Build-9788</meta:generator>
    <meta:document-statistic meta:table-count="0" meta:image-count="0" meta:object-count="0" meta:page-count="4" meta:paragraph-count="28" meta:word-count="1612" meta:character-count="10270"/>
  </office:meta>
</office:document-meta>
</file>